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P7" style:family="paragraph" style:parent-style-name="Standard">
      <style:text-properties officeooo:rsid="00127e7b" officeooo:paragraph-rsid="00127e7b"/>
    </style:style>
    <style:style style:name="P8" style:family="paragraph" style:parent-style-name="Standard">
      <style:text-properties officeooo:rsid="00144d8c" officeooo:paragraph-rsid="00144d8c"/>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64be6"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9" style:family="text">
      <style:text-properties officeooo:rsid="000e13f7"/>
    </style:style>
    <style:style style:name="T10" style:family="text">
      <style:text-properties officeooo:rsid="000f485f"/>
    </style:style>
    <style:style style:name="T11" style:family="text">
      <style:text-properties officeooo:rsid="0014a8a6"/>
    </style:style>
    <style:style style:name="T12" style:family="text">
      <style:text-properties officeooo:rsid="00164a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3">In</text:span><text:span text:style-name="T8"> </text:span><text:bookmark text:name="osc_tag_system_black_this_248"/><text:span text:style-name="T3">this</text:span><text:span text:style-name="T8"> </text:span><text:bookmark text:name="osc_tag_system_1"/><text:span text:style-name="T3">assignment</text:span><text:span text:style-name="T8"> </text:span><text:bookmark text:name="osc_tag_system_black_we_876"/><text:span text:style-name="T3">we</text:span><text:span text:style-name="T8"> </text:span><text:bookmark text:name="osc_tag_system_black_were_876"/><text:span text:style-name="T3">were</text:span><text:span text:style-name="T8"> </text:span><text:bookmark text:name="osc_tag_system_2"/><text:span text:style-name="T3">asked</text:span><text:span text:style-name="T8"> </text:span><text:bookmark text:name="osc_tag_system_black_to_792"/><text:span text:style-name="T3">to</text:span><text:span text:style-name="T8"> </text:span><text:bookmark text:name="osc_tag_system_black_optimise_792"/><text:span text:style-name="T3">optimise</text:span><text:span text:style-name="T8"> </text:span><text:bookmark text:name="osc_tag_system_black_an_792"/><text:span text:style-name="T3">an</text:span><text:span text:style-name="T8"> </text:span><text:bookmark text:name="osc_tag_system_3"/><text:span text:style-name="T3">implementation</text:span><text:span text:style-name="T8"> </text:span><text:bookmark text:name="osc_tag_system_black_of_5521"/><text:span text:style-name="T3">of</text:span><text:span text:style-name="T8"> </text:span><text:bookmark text:name="osc_tag_system_black_the_5522"/><text:span text:style-name="T3">the</text:span><text:span text:style-name="T8"> </text:span><text:bookmark text:name="osc_tag_system_black_Lattice_552"/><text:span text:style-name="T3">Lattice-</text:span><text:bookmark text:name="osc_tag_system_black_Boltmann_552"/><text:span text:style-name="T3">Boltmann</text:span><text:span text:style-name="T8"> </text:span><text:bookmark text:name="osc_tag_system_black_algorithm_552"/><text:span text:style-name="T3">algorithm</text:span><text:span text:style-name="T8"> </text:span><text:bookmark text:name="osc_tag_system_black_for_552"/><text:span text:style-name="T3">for</text:span><text:span text:style-name="T8"> </text:span><text:bookmark text:name="osc_tag_system_black_simulating_552"/><text:span text:style-name="T3">simulating</text:span><text:span text:style-name="T8"> </text:span><text:bookmark text:name="osc_tag_system_black_fluids_552"/><text:span text:style-name="T3">fluids</text:span><text:span text:style-name="T8"> </text:span><text:bookmark text:name="osc_tag_system_black_according_552"/><text:span text:style-name="T3">according</text:span><text:span text:style-name="T8"> </text:span><text:bookmark text:name="osc_tag_system_black_to_5524"/><text:span text:style-name="T3">to</text:span><text:span text:style-name="T8"> </text:span><text:bookmark text:name="osc_tag_system_black_the_5521"/><text:span text:style-name="T3">the</text:span><text:span text:style-name="T8"> </text:span><text:bookmark text:name="osc_tag_system_black_Boltzmann_552"/><text:span text:style-name="T3">Boltzmann</text:span><text:span text:style-name="T8"> </text:span><text:bookmark text:name="osc_tag_system_black_equation_552"/><text:span text:style-name="T3">equation. </text:span><text:bookmark text:name="osc_tag_system_black_First_552"/><text:span text:style-name="T3">First</text:span><text:span text:style-name="T8"> </text:span><text:bookmark text:name="osc_tag_system_black_it_552"/><text:span text:style-name="T3">it</text:span><text:span text:style-name="T8"> </text:span><text:bookmark text:name="osc_tag_system_black_was_552"/><text:span text:style-name="T3">was</text:span><text:span text:style-name="T8"> </text:span><text:bookmark text:name="osc_tag_system_black_required_552"/><text:span text:style-name="T3">required</text:span><text:span text:style-name="T8"> </text:span><text:bookmark text:name="osc_tag_system_black_to_5523"/><text:span text:style-name="T3">to</text:span><text:span text:style-name="T8"> </text:span><text:bookmark text:name="osc_tag_system_black_perform_552"/><text:span text:style-name="T3">perform</text:span><text:span text:style-name="T8"> </text:span><text:bookmark text:name="osc_tag_system_black_a_5521"/><text:span text:style-name="T3">a</text:span><text:span text:style-name="T8"> </text:span><text:bookmark text:name="osc_tag_system_black_series_552"/><text:span text:style-name="T3">series</text:span><text:span text:style-name="T8"> </text:span><text:bookmark text:name="osc_tag_system_black_of_552"/><text:span text:style-name="T3">of</text:span><text:span text:style-name="T8"> </text:span><text:bookmark text:name="osc_tag_system_black_serial_552"/><text:span text:style-name="T3">serial</text:span><text:span text:style-name="T8"> </text:span><text:bookmark text:name="osc_tag_system_black_optimisations_552"/><text:span text:style-name="T3">optimisations</text:span><text:span text:style-name="T8"> </text:span><text:bookmark text:name="osc_tag_system_black_to_5522"/><text:span text:style-name="T3">to</text:span><text:span text:style-name="T8"> </text:span><text:bookmark text:name="osc_tag_system_black_the_552"/><text:span text:style-name="T3">the</text:span><text:span text:style-name="T8"> </text:span><text:bookmark text:name="osc_tag_system_black_code_552"/><text:span text:style-name="T3">code</text:span><text:span text:style-name="T8"> </text:span><text:bookmark text:name="osc_tag_system_black_to_5521"/><text:span text:style-name="T3">to</text:span><text:span text:style-name="T8"> </text:span><text:bookmark text:name="osc_tag_system_black_minimise_552"/><text:span text:style-name="T3">minimise</text:span><text:span text:style-name="T8"> </text:span><text:bookmark text:name="osc_tag_system_black_its_552"/><text:span text:style-name="T3">its</text:span><text:span text:style-name="T8"> </text:span><text:span text:style-name="T6">run time</text:span><text:span text:style-name="T8"> </text:span><text:bookmark text:name="osc_tag_system_black_on_552"/><text:span text:style-name="T3">on</text:span><text:span text:style-name="T8"> </text:span><text:bookmark text:name="osc_tag_system_black_a_552"/><text:span text:style-name="T3">a</text:span><text:span text:style-name="T8"> </text:span><text:bookmark text:name="osc_tag_system_black_single_552"/><text:span text:style-name="T3">single</text:span><text:span text:style-name="T8"> </text:span><text:bookmark text:name="osc_tag_system_black_processor_552"/><text:span text:style-name="T3">processor</text:span><text:span text:style-name="T8"> </text:span><text:bookmark text:name="osc_tag_system_black_core_552"/><text:span text:style-name="T3">core, </text:span><text:bookmark text:name="osc_tag_system_black_then_552"/><text:span text:style-name="T3">then</text:span><text:span text:style-name="T8"> </text:span><text:bookmark text:name="osc_tag_system_black_to_552"/><text:span text:style-name="T3">to</text:span><text:span text:style-name="T8"> </text:span><text:bookmark text:name="osc_tag_system_black_implement_552"/><text:span text:style-name="T3">implement</text:span><text:span text:style-name="T8"> </text:span><text:bookmark text:name="osc_tag_system_black_OpenMP_552"/><text:span text:style-name="T3">OpenMP</text:span><text:span text:style-name="T8"> </text:span><text:bookmark text:name="osc_tag_system_4"/><text:span text:style-name="T3">techniques</text:span><text:span text:style-name="T8"> </text:span><text:bookmark text:name="osc_tag_system_black_to_2991"/><text:span text:style-name="T3">to</text:span><text:span text:style-name="T8"> </text:span><text:bookmark text:name="osc_tag_system_black_allow_299"/><text:span text:style-name="T3">allow</text:span><text:span text:style-name="T8"> </text:span><text:bookmark text:name="osc_tag_system_black_the_299"/><text:span text:style-name="T3">the</text:span><text:span text:style-name="T8"> </text:span><text:bookmark text:name="osc_tag_system_black_code_299"/><text:span text:style-name="T3">code</text:span><text:span text:style-name="T8"> </text:span><text:bookmark text:name="osc_tag_system_black_to_299"/><text:span text:style-name="T3">to</text:span><text:span text:style-name="T8"> </text:span><text:bookmark text:name="osc_tag_system_black_be_299"/><text:span text:style-name="T3">be</text:span><text:span text:style-name="T8"> </text:span><text:bookmark text:name="osc_tag_system_5"/><text:span text:style-name="T3">run</text:span><text:span text:style-name="T8"> </text:span><text:bookmark text:name="osc_tag_system_black_on_864"/><text:span text:style-name="T3">on</text:span><text:span text:style-name="T8"> </text:span><text:bookmark text:name="osc_tag_system_black_multiple_864"/><text:span text:style-name="T3">multiple</text:span><text:span text:style-name="T8"> </text:span><text:bookmark text:name="osc_tag_system_black_processes_864"/><text:span text:style-name="T3">processes</text:span><text:span text:style-name="T8"> </text:span><text:bookmark text:name="osc_tag_system_black_of_864"/><text:span text:style-name="T3">of</text:span><text:span text:style-name="T8"> </text:span><text:bookmark text:name="osc_tag_system_black_the_8642"/><text:span text:style-name="T3">the</text:span><text:span text:style-name="T8"> </text:span><text:bookmark text:name="osc_tag_system_black_same_864"/><text:span text:style-name="T3">same</text:span><text:span text:style-name="T8"> </text:span><text:bookmark text:name="osc_tag_system_black_node_864"/><text:span text:style-name="T3">node</text:span><text:span text:style-name="T8"> </text:span><text:bookmark text:name="osc_tag_system_black_to_8641"/><text:span text:style-name="T3">to</text:span><text:span text:style-name="T8"> </text:span><text:bookmark text:name="osc_tag_system_black_allow_864"/><text:span text:style-name="T3">allow</text:span><text:span text:style-name="T8"> </text:span><text:bookmark text:name="osc_tag_system_black_for_864"/><text:span text:style-name="T3">for</text:span><text:span text:style-name="T8"> </text:span><text:bookmark text:name="osc_tag_system_black_parallelisation_864"/><text:span text:style-name="T3">parallelisation. </text:span><text:bookmark text:name="osc_tag_system_black_The_864"/><text:span text:style-name="T3">The</text:span><text:span text:style-name="T8"> </text:span><text:bookmark text:name="osc_tag_system_black_first_864"/><text:span text:style-name="T3">first</text:span><text:span text:style-name="T8"> </text:span><text:bookmark text:name="osc_tag_system_black_thing_864"/><text:span text:style-name="T3">thing</text:span><text:span text:style-name="T8"> </text:span><text:bookmark text:name="osc_tag_system_black_I_8641"/><text:span text:style-name="T3">I</text:span><text:span text:style-name="T8"> </text:span><text:bookmark text:name="osc_tag_system_black_did_864"/><text:span text:style-name="T3">did</text:span><text:span text:style-name="T8"> </text:span><text:bookmark text:name="osc_tag_system_black_was_864"/><text:span text:style-name="T3">was</text:span><text:span text:style-name="T8"> </text:span><text:bookmark text:name="osc_tag_system_black_select_864"/><text:span text:style-name="T3">select</text:span><text:span text:style-name="T8"> </text:span><text:bookmark text:name="osc_tag_system_black_the_8641"/><text:span text:style-name="T3">the</text:span><text:span text:style-name="T8"> </text:span><text:bookmark text:name="osc_tag_system_black_compiler_8641"/><text:span text:style-name="T3">compiler</text:span><text:span text:style-name="T8"> </text:span><text:bookmark text:name="osc_tag_system_black_and_864"/><text:span text:style-name="T3">and</text:span><text:span text:style-name="T8"> </text:span><text:bookmark text:name="osc_tag_system_black_compiler_864"/><text:span text:style-name="T3">compiler</text:span><text:span text:style-name="T8"> </text:span><text:bookmark text:name="osc_tag_system_black_flags_864"/><text:span text:style-name="T3">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3">generate</text:span><text:span text:style-name="T8"> </text:span><text:bookmark text:name="osc_tag_system_black_SIMD_201"/><text:span text:style-name="T3">SIMD</text:span><text:span text:style-name="T8"> </text:span><text:bookmark text:name="osc_tag_system_9"/><text:span text:style-name="T3">instructions</text:span><text:span text:style-name="T8"> </text:span><text:bookmark text:name="osc_tag_system_black_based_147"/><text:span text:style-name="T3">based</text:span><text:span text:style-name="T8"> </text:span><text:bookmark text:name="osc_tag_system_black_on_147"/><text:span text:style-name="T3">on</text:span><text:span text:style-name="T8"> </text:span><text:bookmark text:name="osc_tag_system_black_the_147"/><text:span text:style-name="T3">the</text:span><text:span text:style-name="T8"> </text:span><text:bookmark text:name="osc_tag_system_black_CPU_147"/><text:span text:style-name="T3">CPU</text:span><text:span text:style-name="T8"> </text:span><text:bookmark text:name="osc_tag_system_10"/><text:span text:style-name="T3">architecture</text:span><text:span text:style-name="T8"> </text:span><text:bookmark text:name="osc_tag_system_black_respectively_111"/><text:span text:style-name="T3">respectively. </text:span><text:span text:style-name="T4">Using these compiler options on the originally provided code produces run times on square grids of size 128x128, 256x256 and 1024x1024 of </text:span><text:span text:style-name="T5">around </text:span><text:span text:style-name="T4">25.2s, </text:span><text:span text:style-name="T5">202.8s, and </text:span><text:span text:style-name="T7">714.7s</text:span><text:span text:style-name="T5"> respectively. </text:span></text:p>
      <text:p text:style-name="P4"/>
      <text:p text:style-name="P2"><text:span text:style-name="T2">2</text:span>. Serial Optimisations</text:p>
      <text:p text:style-name="P1"><text:span text:style-name="T2">2</text:span>.1 <text:span text:style-name="T9">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10">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19.6s.</text:span></text:p>
      <text:p text:style-name="P6"/>
      <text:p text:style-name="P7">2.2. Pointer Swapping</text:p>
      <text:p text:style-name="P7"/>
      <text:p text:style-name="P8">In the original code, the entire grid is copie<text:span text:style-name="T12">d</text:span> from the cells grid, into the tmp_cells grid and then back to the cells grid for each iteration of timestep, it quickly became clear that this was unessary and that only one copy operation was requred per timestep, which would obviously cut down on the number of memory operations performed and thus increasing performance. <text:span text:style-name="T11">To do this all nine speeds for each cells (the loop acts on one cell per iteration) are transferred into temporary variables, which are then used for the rest of the calculations so they only need to be copied into tmp_cells once. At the end of the loop this obviously leaves the current grid arrangement in the tmp_cells grid, so I had to edit the tt timestep loop so that it stepped by 2 each time and that for av_vels[tt] is trasfered the grid from cells to tmp_cells and for av_vels[tt+1] it copied the cells back from tmp_cells to cells. By doing this the run time for a 128x128 grid was further reduced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1T20:44:17.925804755</dc:date>
    <meta:editing-duration>PT54M46S</meta:editing-duration>
    <meta:editing-cycles>10</meta:editing-cycles>
    <meta:generator>LibreOffice/5.1.6.2$Linux_X86_64 LibreOffice_project/10m0$Build-2</meta:generator>
    <meta:document-statistic meta:table-count="0" meta:image-count="0" meta:object-count="0" meta:page-count="1" meta:paragraph-count="8" meta:word-count="520" meta:character-count="3056" meta:non-whitespace-character-count="2537"/>
  </office:meta>
</office:document-meta>
</file>